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, serif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end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</style:style>
    <style:style style:name="P4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</style:style>
    <style:style style:name="P5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</style:style>
    <style:style style:name="P6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</style:style>
    <style:style style:name="P7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</style:style>
    <style:style style:name="P8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</style:style>
    <style:style style:name="P9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</style:style>
    <style:style style:name="P10" style:family="paragraph" style:parent-style-name="Text_20_body">
      <loext:graphic-properties draw:fill="none" draw:fill-color="#ffffff"/>
      <style:paragraph-properties fo:margin-top="0.42cm" fo:margin-bottom="0.109cm" style:contextual-spacing="false" fo:line-height="100%" fo:text-align="end" style:justify-single-word="false" fo:keep-together="auto" fo:orphans="2" fo:widows="2" fo:background-color="transparent" fo:padding="0cm" fo:border="none" fo:keep-with-next="always"/>
      <style:text-properties fo:font-variant="normal" fo:text-transform="none" fo:color="#000000" loext:opacity="100%" style:text-line-through-style="none" style:text-line-through-type="none" style:font-name="Arial1" fo:font-size="28pt" fo:font-style="normal" style:text-underline-style="none" fo:font-weight="bold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.42cm" fo:margin-bottom="0.109cm" style:contextual-spacing="false" fo:line-height="100%" fo:text-align="start" style:justify-single-word="false" fo:keep-together="auto" fo:orphans="2" fo:widows="2" fo:background-color="transparent" fo:padding="0cm" fo:border="none" fo:keep-with-next="always"/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text-line-through-style="none" style:text-line-through-type="none" style:font-name="Arial1" fo:font-size="11pt" style:text-underline-style="none" style:text-blinking="false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text-line-through-style="none" style:text-line-through-type="none" fo:font-size="12pt" style:text-underline-style="none" style:text-blinking="false"/>
    </style:style>
    <style:style style:name="P14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  <style:text-properties style:text-line-through-style="none" style:text-line-through-type="none" fo:font-size="12pt" style:text-underline-style="none" style:text-blinking="false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text-line-through-style="none" style:text-line-through-type="none" fo:font-size="12pt" style:text-underline-style="none" fo:font-weight="bold" style:text-blinking="false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text-line-through-style="none" style:text-line-through-type="none" fo:font-size="12pt" style:text-underline-style="none" fo:font-weight="normal" style:text-blinking="false"/>
    </style:style>
    <style:style style:name="P17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  <style:text-properties style:text-line-through-style="none" style:text-line-through-type="none" style:text-position="0% 100%" fo:font-size="12pt" fo:language="en" fo:country="US" style:text-underline-style="none" officeooo:rsid="0008fc72" officeooo:paragraph-rsid="0008fc72" style:text-blinking="false" style:font-size-asian="12pt" style:language-asian="en" style:country-asian="US" style:font-size-complex="12pt" style:language-complex="ar" style:country-complex="SA" style:text-emphasize="none" style:text-scale="100%"/>
    </style:style>
    <style:style style:name="P18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  <style:text-properties style:text-line-through-style="none" style:text-line-through-type="none" style:text-position="0% 100%" fo:font-size="12pt" fo:language="en" fo:country="US" style:text-underline-style="none" officeooo:rsid="000aad06" officeooo:paragraph-rsid="000aad06" style:text-blinking="false" style:font-size-asian="12pt" style:language-asian="en" style:country-asian="US" style:font-size-complex="12pt" style:language-complex="ar" style:country-complex="SA" style:text-emphasize="none" style:text-scale="100%"/>
    </style:style>
    <style:style style:name="P19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style:page-number="auto" fo:break-before="auto" fo:break-after="auto" fo:background-color="transparent" fo:padding="0cm" fo:border="none" fo:keep-with-next="auto"/>
      <style:text-properties style:text-line-through-style="none" style:text-line-through-type="none" style:text-position="0% 100%" fo:font-size="12pt" fo:language="en" fo:country="US" style:text-underline-style="none" officeooo:rsid="000aad06" officeooo:paragraph-rsid="000aad06" style:text-blinking="false" style:font-size-asian="12pt" style:language-asian="en" style:country-asian="US" style:font-size-complex="12pt" style:language-complex="ar" style:country-complex="SA" style:text-emphasize="none" style:text-scale="100%"/>
    </style:style>
    <style:style style:name="P20" style:family="paragraph" style:parent-style-name="Text_20_body" style:list-style-name="L4">
      <style:paragraph-properties fo:margin-top="0cm" fo:margin-bottom="0cm" style:contextual-spacing="false" fo:line-height="100%"/>
      <style:text-properties style:text-line-through-style="none" style:text-line-through-type="none" style:text-position="0% 100%" fo:font-size="12pt" fo:language="en" fo:country="US" style:text-underline-style="none" officeooo:rsid="000aad06" officeooo:paragraph-rsid="000aad06" style:text-blinking="false" style:font-size-asian="12pt" style:language-asian="en" style:country-asian="US" style:font-size-complex="12pt" style:language-complex="ar" style:country-complex="SA" style:text-emphasize="none" style:text-scale="100%"/>
    </style:style>
    <style:style style:name="P2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officeooo:rsid="00082416" officeooo:paragraph-rsid="00082416"/>
    </style:style>
    <style:style style:name="P2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officeooo:rsid="00082416" officeooo:paragraph-rsid="00082416"/>
    </style:style>
    <style:style style:name="P23" style:family="paragraph" style:parent-style-name="normal">
      <style:text-properties style:text-position="0% 100%"/>
    </style:style>
    <style:style style:name="P24" style:family="paragraph" style:parent-style-name="normal">
      <style:paragraph-properties fo:text-align="end" style:justify-single-word="false"/>
      <style:text-properties style:text-position="0% 100%"/>
    </style:style>
    <style:style style:name="P25" style:family="paragraph" style:parent-style-name="normal">
      <style:paragraph-properties fo:text-align="end" style:justify-single-word="false"/>
      <style:text-properties style:text-position="0% 100%" officeooo:paragraph-rsid="00057d3d"/>
    </style:style>
    <style:style style:name="P26" style:family="paragraph" style:parent-style-name="normal">
      <style:text-properties style:text-position="0% 100%" style:font-name="Arial" fo:font-size="11pt" style:font-name-asian="Arial2" style:font-size-asian="11pt" style:font-name-complex="Arial2" style:font-size-complex="11pt"/>
    </style:style>
    <style:style style:name="P27" style:family="paragraph" style:parent-style-name="normal">
      <style:text-properties style:text-position="0% 100%" style:font-name="Arial" fo:font-size="11pt" officeooo:paragraph-rsid="00057d3d" style:font-name-asian="Arial2" style:font-size-asian="11pt" style:font-name-complex="Arial2" style:font-size-complex="11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/>
      <style:text-properties style:text-position="0% 100%" fo:font-weight="normal" officeooo:rsid="00057d3d" officeooo:paragraph-rsid="00057d3d" style:font-weight-asian="normal"/>
    </style:style>
    <style:style style:name="P29" style:family="paragraph" style:parent-style-name="normal">
      <style:text-properties style:text-position="0% 100%" officeooo:paragraph-rsid="00057d3d"/>
    </style:style>
    <style:style style:name="P30" style:family="paragraph" style:parent-style-name="normal" style:list-style-name="WWNum2">
      <style:paragraph-properties fo:margin-left="1.27cm" fo:margin-right="0cm" fo:text-indent="-0.635cm" style:auto-text-indent="false"/>
      <style:text-properties style:text-position="0% 100%" officeooo:rsid="00057d3d" officeooo:paragraph-rsid="00057d3d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style:text-position="0% 100%" officeooo:rsid="00076253" officeooo:paragraph-rsid="00076253"/>
    </style:style>
    <style:style style:name="P32" style:family="paragraph" style:parent-style-name="normal" style:list-style-name="L1">
      <style:text-properties style:text-position="0% 100%" officeooo:rsid="00082416" officeooo:paragraph-rsid="00082416"/>
    </style:style>
    <style:style style:name="P33" style:family="paragraph" style:parent-style-name="normal" style:list-style-name="L3">
      <style:text-properties style:text-position="0% 100%" officeooo:rsid="00082416" officeooo:paragraph-rsid="000aad06"/>
    </style:style>
    <style:style style:name="P34" style:family="paragraph" style:parent-style-name="normal" style:master-page-name="Standard">
      <loext:graphic-properties draw:fill="none" draw:fill-color="#ffffff"/>
      <style:paragraph-properties fo:margin-left="0cm" fo:margin-right="0cm" fo:margin-top="0.423cm" fo:margin-bottom="0.106cm" style:contextual-spacing="false" fo:line-height="100%" fo:text-align="end" style:justify-single-word="false" fo:keep-together="auto" fo:orphans="2" fo:widows="2" fo:text-indent="0cm" style:auto-text-indent="false" style:page-number="1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28pt" fo:font-style="normal" style:text-underline-style="none" fo:font-weight="bold" officeooo:paragraph-rsid="00057d3d" fo:background-color="transparent" style:font-name-asian="Arial2" style:font-size-asian="28pt" style:font-style-asian="normal" style:font-weight-asian="bold" style:font-name-complex="Arial2" style:font-size-complex="28pt"/>
    </style:style>
    <style:style style:name="P35" style:family="paragraph" style:parent-style-name="normal" style:master-page-name="Standard">
      <loext:graphic-properties draw:fill="none" draw:fill-color="#ffffff"/>
      <style:paragraph-properties fo:margin-left="0cm" fo:margin-right="0cm" fo:margin-top="0.423cm" fo:margin-bottom="0.106cm" style:contextual-spacing="false" fo:line-height="100%" fo:text-align="end" style:justify-single-word="false" fo:keep-together="auto" fo:orphans="2" fo:widows="2" fo:text-indent="0cm" style:auto-text-indent="false" style:page-number="1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28pt" fo:font-style="normal" style:text-underline-style="none" fo:font-weight="bold" officeooo:rsid="00057d3d" officeooo:paragraph-rsid="00057d3d" fo:background-color="transparent" style:font-name-asian="Arial2" style:font-size-asian="28pt" style:font-style-asian="normal" style:font-weight-asian="bold" style:font-name-complex="Arial2" style:font-size-complex="28pt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5f5f5f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5f5f5f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57d3d" fo:background-color="transparent" style:font-name-asian="Arial2" style:font-size-asian="10pt" style:font-style-asian="normal" style:font-weight-asian="normal" style:font-name-complex="Arial2" style:font-size-complex="10pt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.423cm" fo:margin-bottom="0.106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lways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.423cm" fo:margin-bottom="0.106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lways"/>
      <style:text-properties officeooo:paragraph-rsid="00057d3d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/>
    </style:style>
    <style:style style:name="P4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officeooo:paragraph-rsid="00057d3d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/>
      <style:text-properties officeooo:paragraph-rsid="00057d3d"/>
    </style:style>
    <style:style style:name="P44" style:family="paragraph" style:parent-style-name="normal">
      <style:paragraph-properties fo:text-align="end" style:justify-single-word="false"/>
    </style:style>
    <style:style style:name="P45" style:family="paragraph" style:parent-style-name="normal">
      <style:paragraph-properties fo:text-align="end" style:justify-single-word="false"/>
      <style:text-properties officeooo:paragraph-rsid="00057d3d"/>
    </style:style>
    <style:style style:name="P46" style:family="paragraph" style:parent-style-name="normal" style:list-style-name="WWNum2">
      <style:paragraph-properties fo:margin-left="1.27cm" fo:margin-right="0cm" fo:text-indent="-0.635cm" style:auto-text-indent="false"/>
    </style:style>
    <style:style style:name="P47" style:family="paragraph" style:parent-style-name="normal" style:list-style-name="WWNum2">
      <style:paragraph-properties fo:margin-left="1.27cm" fo:margin-right="0cm" fo:text-indent="-0.635cm" style:auto-text-indent="false"/>
      <style:text-properties officeooo:rsid="00057d3d" officeooo:paragraph-rsid="00057d3d"/>
    </style:style>
    <style:style style:name="P48" style:family="paragraph" style:parent-style-name="normal">
      <style:text-properties officeooo:paragraph-rsid="00057d3d"/>
    </style:style>
    <style:style style:name="P49" style:family="paragraph" style:parent-style-name="normal" style:list-style-name="L1">
      <style:text-properties officeooo:paragraph-rsid="00057d3d"/>
    </style:style>
    <style:style style:name="P50" style:family="paragraph" style:parent-style-name="normal">
      <style:text-properties style:text-underline-style="none" officeooo:rsid="00057d3d"/>
    </style:style>
    <style:style style:name="P5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officeooo:rsid="00076253" officeooo:paragraph-rsid="00076253"/>
    </style:style>
    <style:style style:name="P52" style:family="paragraph" style:parent-style-name="normal" style:list-style-name="L1">
      <style:text-properties officeooo:rsid="00082416" officeooo:paragraph-rsid="00082416"/>
    </style:style>
    <style:style style:name="P53" style:family="paragraph" style:parent-style-name="normal">
      <style:text-properties officeooo:rsid="00082416" officeooo:paragraph-rsid="00082416"/>
    </style:style>
    <style:style style:name="P5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officeooo:rsid="00082416" officeooo:paragraph-rsid="00082416"/>
    </style:style>
    <style:style style:name="P55" style:family="paragraph" style:parent-style-name="normal" style:list-style-name="L3">
      <style:text-properties officeooo:rsid="00082416" officeooo:paragraph-rsid="000aad06"/>
    </style:style>
    <style:style style:name="P56" style:family="paragraph" style:parent-style-name="normal" style:list-style-name="L3">
      <loext:graphic-properties draw:fill="none" draw:fill-color="#ffffff"/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/>
      <style:text-properties style:text-line-through-style="none" style:text-line-through-type="none" fo:font-size="12pt" style:text-underline-style="none" fo:font-weight="normal" officeooo:paragraph-rsid="000aad06" style:text-blinking="false"/>
    </style:style>
    <style:style style:name="P57" style:family="paragraph" style:parent-style-name="normal" style:list-style-name="L3">
      <style:text-properties officeooo:paragraph-rsid="000aad06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font-style="normal" style:text-underline-style="none" fo:font-weight="bold" fo:background-color="transparent" loext:char-shading-value="0" style:font-name-asian="Arial2" style:font-size-asian="28pt" style:font-style-asian="normal" style:font-weight-asian="bold" style:font-name-complex="Arial2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loext:char-shading-value="0" style:font-name-asian="Arial2" style:font-size-asian="14pt" style:font-style-asian="normal" style:font-weight-asian="bold" style:font-name-complex="Arial2" style:font-size-complex="14pt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Arial" fo:font-size="11pt" style:font-name-asian="Arial2" style:font-size-asian="11pt" style:font-name-complex="Arial2" style:font-size-complex="11pt"/>
    </style:style>
    <style:style style:name="T5" style:family="text">
      <style:text-properties style:text-position="0% 100%" fo:font-weight="bold" style:font-weight-asian="bold"/>
    </style:style>
    <style:style style:name="T6" style:family="text">
      <style:text-properties style:text-position="0% 100%" fo:font-weight="normal" style:font-weight-asian="normal"/>
    </style:style>
    <style:style style:name="T7" style:family="text">
      <style:text-properties style:text-position="0% 100%" officeooo:rsid="00057d3d"/>
    </style:style>
    <style:style style:name="T8" style:family="text">
      <style:text-properties style:text-position="0% 100%" officeooo:rsid="00076253"/>
    </style:style>
    <style:style style:name="T9" style:family="text">
      <style:text-properties style:text-position="0% 100%" officeooo:rsid="00082416"/>
    </style:style>
    <style:style style:name="T10" style:family="text">
      <style:text-properties style:text-position="0% 100%" fo:language="en" fo:country="US" officeooo:rsid="0008fc72" style:font-size-asian="12pt" style:language-asian="en" style:country-asian="US" style:font-size-complex="12pt" style:language-complex="ar" style:country-complex="SA" style:text-emphasize="none" style:text-scale="100%"/>
    </style:style>
    <style:style style:name="T11" style:family="text">
      <style:text-properties style:text-position="0% 100%" fo:language="en" fo:country="US" officeooo:rsid="000aad06" style:font-size-asian="12pt" style:language-asian="en" style:country-asian="US" style:font-size-complex="12pt" style:language-complex="ar" style:country-complex="SA" style:text-emphasize="none" style:text-scale="100%"/>
    </style:style>
    <style:style style:name="T12" style:family="text">
      <style:text-properties style:text-position="0% 100%" officeooo:rsid="000aad06"/>
    </style:style>
    <style:style style:name="T13" style:family="text">
      <style:text-properties officeooo:rsid="00057d3d"/>
    </style:style>
    <style:style style:name="T14" style:family="text">
      <style:text-properties officeooo:rsid="00082416"/>
    </style:style>
    <style:style style:name="T15" style:family="text">
      <style:text-properties fo:font-weight="bold"/>
    </style:style>
    <style:style style:name="T16" style:family="text">
      <style:text-properties officeooo:rsid="0008fc72"/>
    </style:style>
    <style:style style:name="T17" style:family="text">
      <style:text-properties officeooo:rsid="000aad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8"><text:span text:style-name="T1">Plantilla de Caso de Uso</text:span></text:p>
      <text:p text:style-name="P24"/>
      <text:p text:style-name="P44"><text:span text:style-name="T4">Version 1.0</text:span></text:p>
      <text:p text:style-name="P26"/>
      <text:p text:style-name="P26"/>
      <text:p text:style-name="normal"><text:span text:style-name="T5">Caso de Uso:</text:span><text:span text:style-name="T3"> </text:span><text:span text:style-name="T7">Ingresar Cantidad de Jugadores</text:span></text:p>
      <text:p text:style-name="P36"/>
      <text:p text:style-name="P23"/>
      <text:p text:style-name="normal"><text:span text:style-name="T5">Id</text:span><text:span text:style-name="T3">: <text:s/>UC-</text:span>1</text:p>
      <text:p text:style-name="P36"/>
      <text:p text:style-name="P23"/>
      <text:p text:style-name="normal"><text:span text:style-name="T5">Descripción</text:span></text:p>
      <text:p text:style-name="P40">Es usuario <text:span text:style-name="T13">ingresa la cantidad de jugadores que van a jugar la partida</text:span></text:p>
      <text:p text:style-name="P23"/>
      <text:p text:style-name="P23"/>
      <text:p text:style-name="normal"><text:span text:style-name="T5">Actor Principal</text:span></text:p>
      <text:p text:style-name="normal">Usuario <text:span text:style-name="T3"><text:line-break/></text:span></text:p>
      <text:p text:style-name="P50"/>
      <text:p text:style-name="P23"/>
      <text:p text:style-name="P41"><text:span text:style-name="T2">Escenario Principal</text:span></text:p>
      <text:list xml:id="list4056399976" text:style-name="WWNum2">
        <text:list-item>
          <text:p text:style-name="P46">El usuario <text:span text:style-name="T7">ingresa la cantidad de jugadores que jugarán.</text:span></text:p>
        </text:list-item>
        <text:list-item>
          <text:p text:style-name="P47"><text:span text:style-name="T7">S</text:span><text:span text:style-name="T3">e valida que la cantidad de jugadores sea mayor o igual que 1.</text:span></text:p>
          <text:p text:style-name="P30"/>
        </text:list-item>
      </text:list>
      <text:p text:style-name="P3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4"/>
      <text:p text:style-name="P39"><text:span text:style-name="T1">Plantilla de Caso de Uso</text:span></text:p>
      <text:p text:style-name="P25"/>
      <text:p text:style-name="P45"><text:span text:style-name="T4">Version 1.0</text:span></text:p>
      <text:p text:style-name="P27"/>
      <text:p text:style-name="P27"/>
      <text:p text:style-name="P48"><text:span text:style-name="T5">Caso de Uso:</text:span><text:span text:style-name="T3"> </text:span><text:span text:style-name="T8">Pedir Carta</text:span></text:p>
      <text:p text:style-name="P37"/>
      <text:p text:style-name="P29"/>
      <text:p text:style-name="P48"><text:span text:style-name="T5">Id</text:span><text:span text:style-name="T3">: <text:s/>UC-</text:span><text:span text:style-name="T8">2</text:span></text:p>
      <text:p text:style-name="P37"/>
      <text:p text:style-name="P29"/>
      <text:p text:style-name="P48"><text:span text:style-name="T5">Descripción</text:span></text:p>
      <text:p text:style-name="P51">El usuario pide una nueva carta</text:p>
      <text:p text:style-name="P29"/>
      <text:p text:style-name="P29"/>
      <text:p text:style-name="P48"><text:span text:style-name="T5">Actor Principal</text:span></text:p>
      <text:p text:style-name="P48">Usuario <text:span text:style-name="T3"><text:line-break/></text:span></text:p>
      <text:p text:style-name="P29"/>
      <text:p text:style-name="P48"><text:span text:style-name="T5">Pre-Conditions</text:span></text:p>
      <text:p text:style-name="P42"/>
      <text:p text:style-name="P31">El usuario no se plantó y su puntuación es menor que <text:span text:style-name="T14">7,5 puntos.</text:span></text:p>
      <text:p text:style-name="P29"/>
      <text:p text:style-name="P43"><text:span text:style-name="T2">Escenario Principal</text:span></text:p>
      <text:list xml:id="list3840523791" text:style-name="L1">
        <text:list-item>
          <text:p text:style-name="P49">El usuario <text:span text:style-name="T7">ingresa </text:span><text:span text:style-name="T9">una ‘d’ para que le sea dada una carta.</text:span></text:p>
        </text:list-item>
        <text:list-item>
          <text:p text:style-name="P52"><text:span text:style-name="T3">Se valida que no haya ingresado otro carácter.</text:span></text:p>
        </text:list-item>
        <text:list-item>
          <text:p text:style-name="P32">El valor de la carta se suma a la puntuación total del usuario.</text:p>
        </text:list-item>
      </text:list>
      <text:p text:style-name="P28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21" text:outline-level="1"/>
      <text:h text:style-name="P10" text:outline-level="1"><text:soft-page-break/>Plantilla de Caso de Uso</text:h>
      <text:h text:style-name="P1" text:outline-level="1"/>
      <text:h text:style-name="P12" text:outline-level="1">Version 1.0</text:h>
      <text:h text:style-name="P2" text:outline-level="1"/>
      <text:h text:style-name="P2" text:outline-level="1"/>
      <text:h text:style-name="P13" text:outline-level="1"><text:span text:style-name="T15">Caso de Uso:</text:span> <text:span text:style-name="T10">Plantarse</text:span></text:h>
      <text:h text:style-name="P3" text:outline-level="1"/>
      <text:h text:style-name="P2" text:outline-level="1"/>
      <text:h text:style-name="P13" text:outline-level="1"><text:span text:style-name="T15">Id</text:span>: UC-<text:span text:style-name="T16">3</text:span></text:h>
      <text:h text:style-name="P3" text:outline-level="1"/>
      <text:h text:style-name="P2" text:outline-level="1"/>
      <text:h text:style-name="P15" text:outline-level="1">Descripción</text:h>
      <text:h text:style-name="P14" text:outline-level="1">Es usuario <text:span text:style-name="T10">se planta (no quiere pedir más cartas)</text:span></text:h>
      <text:h text:style-name="P2" text:outline-level="1"/>
      <text:h text:style-name="P2" text:outline-level="1"/>
      <text:h text:style-name="P15" text:outline-level="1">Actor Principal</text:h>
      <text:h text:style-name="P13" text:outline-level="1">Usuario </text:h>
      <text:h text:style-name="P2" text:outline-level="1"/>
      <text:h text:style-name="P15" text:outline-level="1">Pre-Conditions</text:h>
      <text:h text:style-name="P3" text:outline-level="1"/>
      <text:h text:style-name="P17" text:outline-level="1">El usuario <text:span text:style-name="T17">ya ha recibido al menos una carta</text:span></text:h>
      <text:h text:style-name="P2" text:outline-level="1"/>
      <text:h text:style-name="P11" text:outline-level="1">Escenario Principal</text:h>
      <text:list xml:id="list2683940017" text:style-name="L3">
        <text:list-item>
          <text:p text:style-name="P57">El usuario <text:span text:style-name="T7">ingresa </text:span><text:span text:style-name="T9">una ‘</text:span><text:span text:style-name="T12">p</text:span><text:span text:style-name="T9">’ para que le sea dada una carta.</text:span></text:p>
        </text:list-item>
        <text:list-item>
          <text:p text:style-name="P55"><text:span text:style-name="T3">Se valida que no haya ingresado otro carácter.</text:span></text:p>
        </text:list-item>
        <text:list-item>
          <text:p text:style-name="P33">El <text:span text:style-name="T17">usuario finaliza su ronda y se muestra su puntaje final</text:span>.</text:p>
          <text:p text:style-name="P56"/>
        </text:list-item>
      </text:list>
      <text:h text:style-name="P2" text:outline-level="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22" text:outline-level="1"><text:soft-page-break/></text:h>
      <text:h text:style-name="P10" text:outline-level="1">Plantilla de Caso de Uso</text:h>
      <text:h text:style-name="P1" text:outline-level="1"/>
      <text:h text:style-name="P12" text:outline-level="1">Version 1.0</text:h>
      <text:h text:style-name="P2" text:outline-level="1"/>
      <text:h text:style-name="P2" text:outline-level="1"/>
      <text:h text:style-name="P13" text:outline-level="1"><text:span text:style-name="T15">Caso de Uso:</text:span> <text:span text:style-name="T11">Barajar</text:span></text:h>
      <text:h text:style-name="P3" text:outline-level="1"/>
      <text:h text:style-name="P2" text:outline-level="1"/>
      <text:h text:style-name="P13" text:outline-level="1"><text:span text:style-name="T15">Id</text:span>: UC-<text:span text:style-name="T17">4</text:span></text:h>
      <text:h text:style-name="P3" text:outline-level="1"/>
      <text:h text:style-name="P2" text:outline-level="1"/>
      <text:h text:style-name="P15" text:outline-level="1">Descripción</text:h>
      <text:h text:style-name="P18" text:outline-level="1">La banca baraja un mazo de cartas ordenadas</text:h>
      <text:h text:style-name="P2" text:outline-level="1"/>
      <text:h text:style-name="P2" text:outline-level="1"/>
      <text:h text:style-name="P15" text:outline-level="1">Actor Principal</text:h>
      <text:h text:style-name="P13" text:outline-level="1"><text:span text:style-name="T11">Banca</text:span> </text:h>
      <text:h text:style-name="P2" text:outline-level="1"/>
      <text:h text:style-name="P15" text:outline-level="1">Pre-Conditions</text:h>
      <text:h text:style-name="P3" text:outline-level="1"/>
      <text:h text:style-name="P18" text:outline-level="1">La baraja está generada</text:h>
      <text:h text:style-name="P2" text:outline-level="1"/>
      <text:h text:style-name="P11" text:outline-level="1">Escenario Principal</text:h>
      <text:list xml:id="list1772247741" text:style-name="L4">
        <text:list-item>
          <text:h text:style-name="P20" text:outline-level="1">La banca elije una carta al azar</text:h>
        </text:list-item>
        <text:list-item>
          <text:h text:style-name="P20" text:outline-level="1">La banca elije otra carta al azar</text:h>
        </text:list-item>
        <text:list-item>
          <text:h text:style-name="P20" text:outline-level="1">Se cambian las posiciones de ambas cartas</text:h>
        </text:list-item>
      </text:list>
      <text:h text:style-name="P3" text:outline-level="1"/>
      <text:h text:style-name="P16" text:outline-level="1"/>
      <text:h text:style-name="P2" text:outline-level="1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, serif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" style:default-outline-level="1" style:list-style-name="" style:class="text">
      <style:paragraph-properties fo:margin-top="0cm" fo:margin-bottom="0cm" style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423cm" fo:margin-bottom="0.106cm" style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6pt" fo:language="en" fo:country="US" fo:font-weight="bold" style:letter-kerning="true" style:text-blinking="fals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423cm" fo:margin-bottom="0.106cm" style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en" fo:country="US" fo:font-weight="bold" style:text-blinking="fals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emphasize="none" style:text-scale="100%" fo:hyphenate="fals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23cm" fo:margin-bottom="0.106cm" style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n" fo:country="US" fo:font-weight="bold" style:text-blinking="fals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106cm" style:contextual-spacing="false" style:line-height-at-least="0.002cm" fo:hyphenation-ladder-count="no-limit" fo:keep-with-next="always" style:vertical-align="top"/>
      <style:text-properties style:text-position="0% 100%" fo:font-size="14pt" fo:language="en" fo:country="US" fo:font-weight="bold" style:text-blinking="false" style:font-size-asian="14pt" style:language-asian="en" style:country-asian="US" style:font-weight-asian="bold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06cm" style:contextual-spacing="false" style:line-height-at-least="0.002cm" fo:hyphenation-ladder-count="no-limit" style:vertical-align="top"/>
      <style:text-properties style:text-position="0% 100%" fo:font-size="13pt" fo:language="en" fo:country="US" fo:font-style="italic" fo:font-weight="bold" style:text-blinking="false" style:font-size-asian="13pt" style:language-asian="en" style:country-asian="US" style:font-style-asian="italic" style:font-weight-asian="bold" style:font-size-complex="13pt" style:language-complex="ar" style:country-complex="SA" style:font-style-complex="italic" style:font-weight-complex="bold" style:text-emphasize="none" style:text-scale="100%" fo:hyphenate="false" fo:hyphenation-remain-char-count="2" fo:hyphenation-push-char-count="2" loext:hyphenation-no-caps="fals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Encabezado" style:family="paragraph" style:parent-style-name="normal" style:default-outline-level="1" style:list-style-name="">
      <style:paragraph-properties style:line-height-at-least="0.002cm" fo:hyphenation-ladder-count="no-limit" style:vertical-align="top">
        <style:tab-stops>
          <style:tab-stop style:position="7.62cm" style:type="center"/>
          <style:tab-stop style:position="15.24cm" style:type="right"/>
        </style:tab-stops>
      </style:paragraph-properties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normal" style:default-outline-level="1" style:list-style-name="" style:class="extra">
      <style:paragraph-properties style:line-height-at-least="0.002cm" fo:hyphenation-ladder-count="no-limit" style:vertical-align="top">
        <style:tab-stops>
          <style:tab-stop style:position="7.62cm" style:type="center"/>
          <style:tab-stop style:position="15.24cm" style:type="right"/>
        </style:tab-stops>
      </style:paragraph-properties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ints" style:family="paragraph" style:parent-style-name="normal" style:default-outline-level="1" style:list-style-name="">
      <style:paragraph-properties style:line-height-at-least="0.002cm" fo:hyphenation-ladder-count="no-limit" style:vertical-align="top"/>
      <style:text-properties fo:color="#5f5f5f" loext:opacity="100%" style:text-position="0% 100%" style:font-name="Arial" fo:font-family="Arial" style:font-family-generic="roman" style:font-pitch="variable" fo:font-size="10pt" fo:language="en" fo:country="US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Hints_20_Char" style:display-name="Hints Char" style:family="text">
      <style:text-properties fo:color="#5f5f5f" loext:opacity="100%" style:text-position="0% 100%" style:font-name="Arial" fo:font-family="Arial" style:font-family-generic="roman" style:font-pitch="variable" fo:language="en" fo:country="US" style:text-blinking="false" style:language-asian="en" style:country-asian="US" style:language-complex="ar" style:country-complex="SA" style:text-emphasize="none" style:text-scale="100%"/>
    </style:style>
    <style:style style:name="Hipervínculo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Hipervínculo_20_visitado" style:display-name="Hipervínculo visitado" style:family="text">
      <style:text-properties fo:color="#800080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position="0% 100%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1.90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4-03T13:45:00</meta:creation-date>
    <meta:initial-creator>TechnoSolutions Corp.</meta:initial-creator>
    <dc:date>2021-11-12T12:01:29.297000000</dc:date>
    <meta:editing-duration>PT1H28M56S</meta:editing-duration>
    <meta:editing-cycles>1</meta:editing-cycles>
    <meta:document-statistic meta:table-count="0" meta:image-count="0" meta:object-count="0" meta:page-count="5" meta:paragraph-count="53" meta:word-count="263" meta:character-count="1438" meta:non-whitespace-character-count="1231"/>
    <meta:generator>LibreOffice/7.2.2.2$Windows_X86_64 LibreOffice_project/02b2acce88a210515b4a5bb2e46cbfb63fe97d56</meta:generator>
  </office:meta>
</office:document-meta>
</file>